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jectionUsingConstructorTest.mockJust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ConstructorTest.innerMockShouldRaiseAnExceptionThatChangesOuterMock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UsingConstructor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ConstructorTest.injectMocksMustSucceedWithStatic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UsingConstructorTest.injectMocksMustFailWithNonStatic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me_class_with_parametered_constructor.some_class_with_parametered_constructor( List &lt; ? &gt; 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ConstructorTest.injectMocksMustFail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njectionUsingConstructorTest.shouldNotFailWhenNot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ingConstructor.FailingConstructor( Set &lt; ? &gt;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UsingConstructorTest.injectMocksMustFailWith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it_test_with_3_tests_methods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unit_test_with_3_tests_methods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njectionUsingConstructorTest.injectMocksMustFailWithAbstrac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unit_test_with_3_tests_methods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njectionUsingConstructorTest.objects_created_with_constructor_initialization_can_be_sp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UsingConstructorTest.constructor_is_called_for_each_test_in_test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njectionUsingConstructorTest.should_report_failure_only_when_object_initialization_throws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InjectionUsingConstructorTest.injectMocksMustSucceedWith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